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rsid="002509fc" officeooo:paragraph-rsid="002509fc"/>
    </style:style>
    <style:style style:name="P2" style:family="paragraph" style:parent-style-name="Text_20_body">
      <style:text-properties officeooo:rsid="002509fc" officeooo:paragraph-rsid="002509fc"/>
    </style:style>
    <style:style style:name="P3" style:family="paragraph" style:parent-style-name="Text_20_body">
      <style:text-properties officeooo:rsid="002509fc" officeooo:paragraph-rsid="00261723"/>
    </style:style>
    <style:style style:name="P4" style:family="paragraph" style:parent-style-name="Text_20_body">
      <style:text-properties officeooo:rsid="00275bfb" officeooo:paragraph-rsid="00275bfb"/>
    </style:style>
    <style:style style:name="P5" style:family="paragraph" style:parent-style-name="Text_20_body">
      <style:text-properties officeooo:rsid="00282a02" officeooo:paragraph-rsid="00282a0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61723"/>
    </style:style>
    <style:style style:name="T3" style:family="text">
      <style:text-properties officeooo:rsid="00275b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562_2425826770"/>CONFLICTO (codConflicto, nombre, num_heridos, num_muertos<text:bookmark-end text:name="__RefHeading___Toc1562_2425826770"/></text:p>
      <text:p text:style-name="P2"/>
      <text:p text:style-name="P2">CONFLICTO_RACIAL (codConflicto, raza)</text:p>
      <text:p text:style-name="P2">CONFLICTO_ECONOMICO (codConflicto, MateriaPrima)</text:p>
      <text:p text:style-name="P2">CONFLICTO_RELIGIOSO <text:s/>(codConflicto, religión</text:p>
      <text:p text:style-name="P2">CONFLICTO_TERRITORIAL (codConflicto, región</text:p>
      <text:p text:style-name="P2"/>
      <text:p text:style-name="P2">CONFLICTO/INTERRUMPIR/GRUPOARMADO</text:p>
      <text:p text:style-name="P2"/>
      <text:p text:style-name="P2">PAIS (codConflicto, pais) </text:p>
      <text:p text:style-name="P2"/>
      <text:p text:style-name="P2">CAUSA/CONFLICTO</text:p>
      <text:p text:style-name="P2"/>
      <text:p text:style-name="P2">INTERVENCIONES (<text:span text:style-name="T1">codConflicto, codGrupoArmado, fechaInicio</text:span>, fechaFin)</text:p>
      <text:p text:style-name="P2"/>
      <text:p text:style-name="P2">GRUPOARMADO</text:p>
      <text:p text:style-name="P2"/>
      <text:p text:style-name="P2">DIVISION <text:span text:style-name="T2">(CodDivision, codJefeMilitar)</text:span></text:p>
      <text:p text:style-name="P2"/>
      <text:p text:style-name="P2">JEFE <text:span text:style-name="T2">(codJefeMilitar, </text:span><text:span text:style-name="T3">rango, codGrupoArm, codLider, </text:span><text:span text:style-name="T2">)</text:span></text:p>
      <text:p text:style-name="P2">//<text:span text:style-name="T2">si fuese 2N se pasan 3 veces, </text:span></text:p>
      <text:p text:style-name="P3">LIDER </text:p>
      <text:p text:style-name="P3"/>
      <text:p text:style-name="P4">TRAFICANTE ()</text:p>
      <text:p text:style-name="P5">TRAFICANTE/TIPOARMA ()</text:p>
      <text:p text:style-name="P4">TIPO_ARMA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nux Biolinum G" fo:font-family="'Linux Biolinum G'" style:font-pitch="variable" officeooo:rsid="001e508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variant="small-cap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tyle="italic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ize="11pt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333333" loext:opacity="100%" style:font-name="Linux Libertine G" fo:font-style="italic" officeooo:rsid="0021ff1c" officeooo:paragraph-rsid="0021ff1c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5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Título del trabajo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3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2:56:02.247000000</meta:creation-date>
    <meta:editing-duration>PT20M17S</meta:editing-duration>
    <meta:editing-cycles>5</meta:editing-cycles>
    <meta:generator>LibreOffice/24.8.3.2$Windows_X86_64 LibreOffice_project/48a6bac9e7e268aeb4c3483fcf825c94556d9f92</meta:generator>
    <dc:title>Trabajos</dc:title>
    <dc:date>2024-11-25T13:16:21.779000000</dc:date>
    <meta:document-statistic meta:table-count="0" meta:image-count="0" meta:object-count="0" meta:page-count="1" meta:paragraph-count="20" meta:word-count="55" meta:character-count="577" meta:non-whitespace-character-count="538"/>
    <meta:template xlink:type="simple" xlink:actuate="onRequest" xlink:title="Trabajos" xlink:href="file:///C:/Users/eoternaza/AppData/Roaming/LibreOffice/4/user/template/Trabajos.ott" meta:date="2024-11-25T12:56:02.044000000"/>
  </office:meta>
</office:document-meta>
</file>